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 fo:keep-with-next="always"/>
    </style:style>
    <style:style style:name="Таблица1.A" style:family="table-column">
      <style:table-column-properties style:column-width="3.898cm" style:rel-column-width="15027*"/>
    </style:style>
    <style:style style:name="Таблица1.B" style:family="table-column">
      <style:table-column-properties style:column-width="3.298cm" style:rel-column-width="12715*"/>
    </style:style>
    <style:style style:name="Таблица1.C" style:family="table-column">
      <style:table-column-properties style:column-width="2.999cm" style:rel-column-width="11559*"/>
    </style:style>
    <style:style style:name="Таблица1.D" style:family="table-column">
      <style:table-column-properties style:column-width="3.104cm" style:rel-column-width="11967*"/>
    </style:style>
    <style:style style:name="Таблица1.E" style:family="table-column">
      <style:table-column-properties style:column-width="3.701cm" style:rel-column-width="14267*"/>
    </style:style>
    <style:style style:name="Таблица1.A1" style:family="table-cell">
      <style:table-cell-properties style:writing-mode="page"/>
    </style:style>
    <style:style style:name="P1" style:family="paragraph" style:parent-style-name="Текст_20_курсовой" style:master-page-name="">
      <loext:graphic-properties draw:fill="none"/>
      <style:paragraph-properties fo:margin-left="0.6cm" fo:margin-right="0cm" fo:margin-top="0cm" fo:margin-bottom="0.247cm" style:contextual-spacing="false" fo:line-height="150%" fo:text-indent="0.101cm" style:auto-text-indent="false" style:page-number="auto" fo:background-color="transparent"/>
      <style:text-properties fo:language="ru" fo:country="RU" fo:font-weight="bold" officeooo:paragraph-rsid="00280566" style:font-weight-asian="bold" style:font-weight-complex="bold"/>
    </style:style>
    <style:style style:name="P2" style:family="paragraph" style:parent-style-name="Текст_20_курсовой">
      <loext:graphic-properties draw:fill="none"/>
      <style:paragraph-properties fo:margin-left="1.9cm" fo:margin-right="0cm" fo:margin-top="0cm" fo:margin-bottom="0.247cm" style:contextual-spacing="false" fo:line-height="150%" fo:text-indent="0cm" style:auto-text-indent="false" fo:background-color="transparent"/>
      <style:text-properties fo:language="ru" fo:country="RU" fo:font-weight="bold" officeooo:rsid="0026214d" officeooo:paragraph-rsid="00213f41" style:font-weight-asian="bold" style:font-weight-complex="bold"/>
    </style:style>
    <style:style style:name="P3" style:family="paragraph" style:parent-style-name="Текст_20_курсовой">
      <loext:graphic-properties draw:fill="none"/>
      <style:paragraph-properties fo:margin-left="0cm" fo:margin-right="0cm" fo:margin-top="0cm" fo:margin-bottom="0.247cm" style:contextual-spacing="false" fo:line-height="150%" fo:text-indent="0cm" style:auto-text-indent="false" fo:background-color="transparent"/>
      <style:text-properties fo:language="ru" fo:country="RU" fo:font-weight="bold" officeooo:rsid="0026214d" officeooo:paragraph-rsid="00213f41" style:font-weight-asian="bold" style:font-weight-complex="bold"/>
    </style:style>
    <style:style style:name="P4" style:family="paragraph" style:parent-style-name="Текст_20_курсовой">
      <style:paragraph-properties fo:margin-left="0cm" fo:margin-right="0cm" fo:text-indent="0cm" style:auto-text-indent="false"/>
      <style:text-properties fo:language="ru" fo:country="RU" officeooo:paragraph-rsid="001c7071"/>
    </style:style>
    <style:style style:name="P5" style:family="paragraph" style:parent-style-name="Текст_20_курсовой">
      <style:text-properties fo:language="ru" fo:country="RU"/>
    </style:style>
    <style:style style:name="P6" style:family="paragraph" style:parent-style-name="Текст_20_курсовой">
      <style:paragraph-properties fo:margin-left="0cm" fo:margin-right="0cm" fo:text-indent="0cm" style:auto-text-indent="false"/>
      <style:text-properties fo:language="ru" fo:country="RU"/>
    </style:style>
    <style:style style:name="P7" style:family="paragraph" style:parent-style-name="Текст_20_курсовой">
      <style:text-properties fo:language="ru" fo:country="RU" officeooo:paragraph-rsid="0026214d"/>
    </style:style>
    <style:style style:name="P8" style:family="paragraph" style:parent-style-name="Текст_20_курсовой" style:master-page-name="">
      <loext:graphic-properties draw:fill="none"/>
      <style:paragraph-properties fo:margin-left="1.9cm" fo:margin-right="0cm" fo:margin-top="0cm" fo:margin-bottom="0.247cm" style:contextual-spacing="false" fo:line-height="150%" fo:text-indent="1cm" style:auto-text-indent="false" style:page-number="auto" fo:background-color="transparent"/>
      <style:text-properties fo:language="ru" fo:country="RU"/>
    </style:style>
    <style:style style:name="P9" style:family="paragraph" style:parent-style-name="Текст_20_курсовой">
      <loext:graphic-properties draw:fill="none"/>
      <style:paragraph-properties fo:margin-left="1.9cm" fo:margin-right="0cm" fo:margin-top="0cm" fo:margin-bottom="0.247cm" style:contextual-spacing="false" fo:line-height="150%" fo:text-indent="1cm" style:auto-text-indent="false" fo:background-color="transparent"/>
      <style:text-properties fo:language="ru" fo:country="RU" officeooo:paragraph-rsid="00213f41"/>
    </style:style>
    <style:style style:name="P10" style:family="paragraph" style:parent-style-name="Текст_20_курсовой">
      <loext:graphic-properties draw:fill="none"/>
      <style:paragraph-properties fo:margin-left="0.6cm" fo:margin-right="0cm" fo:margin-top="0cm" fo:margin-bottom="0.247cm" style:contextual-spacing="false" fo:line-height="150%" fo:text-indent="0.101cm" style:auto-text-indent="false" fo:background-color="transparent"/>
      <style:text-properties fo:language="ru" fo:country="RU" officeooo:rsid="00280566" officeooo:paragraph-rsid="00280566"/>
    </style:style>
    <style:style style:name="P11" style:family="paragraph" style:parent-style-name="Текст_20_курсовой">
      <style:text-properties fo:language="ru" fo:country="RU" officeooo:rsid="00280566" officeooo:paragraph-rsid="00280566"/>
    </style:style>
    <style:style style:name="P12" style:family="paragraph" style:parent-style-name="Текст_20_курсовой">
      <loext:graphic-properties draw:fill="none"/>
      <style:paragraph-properties fo:margin-left="0.6cm" fo:margin-right="0cm" fo:margin-top="0cm" fo:margin-bottom="0.247cm" style:contextual-spacing="false" fo:line-height="150%" fo:text-indent="0.101cm" style:auto-text-indent="false" fo:background-color="transparent"/>
      <style:text-properties fo:language="ru" fo:country="RU" officeooo:rsid="00293510" officeooo:paragraph-rsid="00293510"/>
    </style:style>
    <style:style style:name="P13" style:family="paragraph" style:parent-style-name="Текст_20_курсовой">
      <style:text-properties fo:language="ru" fo:country="RU" officeooo:rsid="002cebbe" officeooo:paragraph-rsid="002cebbe"/>
    </style:style>
    <style:style style:name="P14" style:family="paragraph" style:parent-style-name="Текст_20_курсовой">
      <style:text-properties fo:language="ru" fo:country="RU" officeooo:rsid="0030b070" officeooo:paragraph-rsid="0030b070"/>
    </style:style>
    <style:style style:name="P15" style:family="paragraph" style:parent-style-name="Текст_20_курсовой" style:master-page-name="">
      <loext:graphic-properties draw:fill="none"/>
      <style:paragraph-properties fo:margin-left="1.499cm" fo:margin-right="0cm" fo:margin-top="0cm" fo:margin-bottom="0.247cm" style:contextual-spacing="false" fo:line-height="150%" fo:text-indent="2cm" style:auto-text-indent="false" style:page-number="auto" fo:background-color="transparent"/>
      <style:text-properties fo:language="ru" fo:country="RU" officeooo:rsid="0030b070" officeooo:paragraph-rsid="0030b070"/>
    </style:style>
    <style:style style:name="P16" style:family="paragraph" style:parent-style-name="Текст_20_курсовой">
      <loext:graphic-properties draw:fill="none"/>
      <style:paragraph-properties fo:margin-left="1.499cm" fo:margin-right="0cm" fo:margin-top="0cm" fo:margin-bottom="0.247cm" style:contextual-spacing="false" fo:line-height="150%" fo:text-indent="2cm" style:auto-text-indent="false" fo:background-color="transparent"/>
      <style:text-properties fo:language="ru" fo:country="RU" officeooo:rsid="0035aec2" officeooo:paragraph-rsid="0035aec2"/>
    </style:style>
    <style:style style:name="P17" style:family="paragraph" style:parent-style-name="Текст_20_курсовой">
      <style:text-properties fo:language="ru" fo:country="RU" officeooo:rsid="00376d42" officeooo:paragraph-rsid="00376d42"/>
    </style:style>
    <style:style style:name="P18" style:family="paragraph" style:parent-style-name="Текст_20_курсовой">
      <style:text-properties fo:language="ru" fo:country="RU" officeooo:rsid="003b2df6" officeooo:paragraph-rsid="003b2df6"/>
    </style:style>
    <style:style style:name="P19" style:family="paragraph" style:parent-style-name="Текст_20_курсовой">
      <style:paragraph-properties fo:margin-left="0cm" fo:margin-right="0cm" fo:text-indent="0cm" style:auto-text-indent="false"/>
      <style:text-properties fo:language="ru" fo:country="RU" officeooo:rsid="001e25ff"/>
    </style:style>
    <style:style style:name="P20" style:family="paragraph" style:parent-style-name="Текст_20_курсовой">
      <style:text-properties fo:language="ru" fo:country="RU" officeooo:rsid="003e5118" officeooo:paragraph-rsid="003e5118"/>
    </style:style>
    <style:style style:name="P21" style:family="paragraph" style:parent-style-name="Текст_20_курсовой">
      <style:text-properties fo:language="ru" fo:country="RU" officeooo:paragraph-rsid="0050a5de"/>
    </style:style>
    <style:style style:name="P22" style:family="paragraph" style:parent-style-name="Table_20_Contents">
      <style:text-properties style:font-name="Times New Roman" fo:font-size="14pt" fo:language="ru" fo:country="RU" officeooo:rsid="003f9046" officeooo:paragraph-rsid="003f9046"/>
    </style:style>
    <style:style style:name="P23" style:family="paragraph" style:parent-style-name="Название_20_главы">
      <style:text-properties fo:language="ru" fo:country="RU" fo:font-weight="bold" officeooo:rsid="001c7071" officeooo:paragraph-rsid="001c7071" style:font-weight-asian="bold" style:font-weight-complex="bold"/>
    </style:style>
    <style:style style:name="P24" style:family="paragraph" style:parent-style-name="Название_20_главы">
      <style:text-properties fo:language="ru" fo:country="RU" fo:font-weight="bold" officeooo:rsid="0026214d" officeooo:paragraph-rsid="0026214d" style:font-weight-asian="bold" style:font-weight-complex="bold"/>
    </style:style>
    <style:style style:name="P25" style:family="paragraph" style:parent-style-name="Название_20_главы">
      <style:text-properties fo:language="ru" fo:country="RU" fo:font-weight="bold" officeooo:rsid="002b0abf" officeooo:paragraph-rsid="002b0abf" style:font-weight-asian="bold" style:font-weight-complex="bold"/>
    </style:style>
    <style:style style:name="P26" style:family="paragraph" style:parent-style-name="Название_20_главы">
      <style:text-properties fo:language="ru" fo:country="RU" fo:font-weight="bold" officeooo:rsid="003d0ead" officeooo:paragraph-rsid="003d0ead" style:font-weight-asian="bold" style:font-weight-complex="bold"/>
    </style:style>
    <style:style style:name="P27" style:family="paragraph" style:parent-style-name="Название_20_главы">
      <style:paragraph-properties fo:break-before="page"/>
      <style:text-properties fo:language="ru" fo:country="RU" fo:font-weight="bold" officeooo:rsid="003f668b" officeooo:paragraph-rsid="003f668b" style:font-weight-asian="bold" style:font-weight-complex="bold"/>
    </style:style>
    <style:style style:name="P28" style:family="paragraph" style:parent-style-name="Название_20_главы">
      <style:text-properties fo:language="ru" fo:country="RU" fo:font-weight="bold" officeooo:rsid="0050d1fd" officeooo:paragraph-rsid="0050d1fd" style:font-weight-asian="bold" style:font-weight-complex="bold"/>
    </style:style>
    <style:style style:name="P29" style:family="paragraph" style:parent-style-name="Название_20_главы">
      <style:paragraph-properties fo:break-before="page"/>
      <style:text-properties fo:language="ru" fo:country="RU" officeooo:rsid="0026214d" officeooo:paragraph-rsid="0026214d"/>
    </style:style>
    <style:style style:name="P30" style:family="paragraph" style:parent-style-name="Название_20_главы">
      <style:paragraph-properties fo:break-before="page"/>
      <style:text-properties fo:language="ru" fo:country="RU"/>
    </style:style>
    <style:style style:name="P31" style:family="paragraph" style:parent-style-name="Название_20_главы">
      <style:paragraph-properties fo:margin-top="0.725cm" fo:margin-bottom="0.513cm" style:contextual-spacing="false"/>
      <style:text-properties fo:font-weight="bold" officeooo:rsid="004b8914" officeooo:paragraph-rsid="004b8914" style:font-weight-asian="bold" style:font-weight-complex="bold"/>
    </style:style>
    <style:style style:name="P32" style:family="paragraph" style:parent-style-name="Название_20_главы">
      <style:text-properties fo:font-weight="bold" style:font-weight-asian="bold" style:font-weight-complex="bold"/>
    </style:style>
    <style:style style:name="P33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style:font-weight-asian="bold" style:font-weight-complex="bold"/>
    </style:style>
    <style:style style:name="P34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1c7071" officeooo:paragraph-rsid="001c7071" style:font-weight-asian="bold" style:font-weight-complex="bold"/>
    </style:style>
    <style:style style:name="P35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1e25ff" officeooo:paragraph-rsid="001e25ff" style:font-weight-asian="bold" style:font-weight-complex="bold"/>
    </style:style>
    <style:style style:name="P36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20867a" officeooo:paragraph-rsid="0020867a" style:font-weight-asian="bold" style:font-weight-complex="bold"/>
    </style:style>
    <style:style style:name="P37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26214d" officeooo:paragraph-rsid="0026214d" style:font-weight-asian="bold" style:font-weight-complex="bold"/>
    </style:style>
    <style:style style:name="P38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2b0abf" officeooo:paragraph-rsid="002b0abf" style:font-weight-asian="bold" style:font-weight-complex="bold"/>
    </style:style>
    <style:style style:name="P39" style:family="paragraph" style:parent-style-name="Название_20_параграф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>
        <style:tab-stops/>
      </style:paragraph-properties>
      <style:text-properties fo:language="ru" fo:country="RU" fo:font-weight="bold" officeooo:rsid="003d0ead" officeooo:paragraph-rsid="003d0ead" style:font-weight-asian="bold" style:font-weight-complex="bold"/>
    </style:style>
    <style:style style:name="P40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/>
      <style:text-properties fo:language="ru" fo:country="RU" fo:font-weight="bold" officeooo:rsid="001e25ff" officeooo:paragraph-rsid="001e25ff" style:font-weight-asian="bold" style:font-weight-complex="bold"/>
    </style:style>
    <style:style style:name="P41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/>
      <style:text-properties fo:language="ru" fo:country="RU" fo:font-weight="bold" officeooo:rsid="002cebbe" officeooo:paragraph-rsid="002cebbe" style:font-weight-asian="bold" style:font-weight-complex="bold"/>
    </style:style>
    <style:style style:name="P42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/>
      <style:text-properties fo:language="ru" fo:country="RU" fo:font-weight="bold" officeooo:rsid="0030b070" officeooo:paragraph-rsid="0030b070" style:font-weight-asian="bold" style:font-weight-complex="bold"/>
    </style:style>
    <style:style style:name="P43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99cm" style:auto-text-indent="false" style:page-number="auto" fo:background-color="transparent" fo:keep-with-next="always"/>
      <style:text-properties fo:language="ru" fo:country="RU" fo:font-weight="bold" officeooo:rsid="0035aec2" officeooo:paragraph-rsid="0035aec2" style:font-weight-asian="bold" style:font-weight-complex="bold"/>
    </style:style>
    <style:style style:name="P44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99cm" style:auto-text-indent="false" style:page-number="auto" fo:background-color="transparent" fo:keep-with-next="always"/>
      <style:text-properties fo:language="ru" fo:country="RU" fo:font-weight="bold" style:font-weight-asian="bold" style:font-weight-complex="bold"/>
    </style:style>
    <style:style style:name="P45" style:family="paragraph" style:parent-style-name="Название_20_пункта" style:master-page-name="">
      <loext:graphic-properties draw:fill="none"/>
      <style:paragraph-properties fo:margin-left="0.6cm" fo:margin-right="0cm" fo:margin-top="0.423cm" fo:margin-bottom="0.212cm" style:contextual-spacing="false" fo:text-indent="0.101cm" style:auto-text-indent="false" style:page-number="auto" fo:background-color="transparent" fo:keep-with-next="always"/>
      <style:text-properties fo:language="ru" fo:country="RU" fo:font-weight="bold" officeooo:rsid="003e5118" officeooo:paragraph-rsid="003e5118" style:font-weight-asian="bold" style:font-weight-complex="bold"/>
    </style:style>
    <style:style style:name="P46" style:family="paragraph" style:parent-style-name="Текст_20_курсовой" style:list-style-name="L1">
      <loext:graphic-properties draw:fill="none"/>
      <style:paragraph-properties fo:margin-top="0cm" fo:margin-bottom="0.247cm" style:contextual-spacing="false" fo:line-height="150%" fo:background-color="transparent"/>
      <style:text-properties fo:language="ru" fo:country="RU" officeooo:rsid="00213f41" officeooo:paragraph-rsid="00213f41"/>
    </style:style>
    <style:style style:name="P47" style:family="paragraph" style:parent-style-name="Текст_20_курсовой" style:list-style-name="L2">
      <loext:graphic-properties draw:fill="none"/>
      <style:paragraph-properties fo:margin-top="0cm" fo:margin-bottom="0.247cm" style:contextual-spacing="false" fo:line-height="150%" fo:background-color="transparent"/>
      <style:text-properties fo:language="ru" fo:country="RU" officeooo:rsid="00293510" officeooo:paragraph-rsid="00293510"/>
    </style:style>
    <style:style style:name="P48" style:family="paragraph" style:parent-style-name="Текст_20_курсовой" style:list-style-name="L3">
      <style:text-properties fo:language="ru" fo:country="RU" officeooo:rsid="002cebbe" officeooo:paragraph-rsid="002cebbe"/>
    </style:style>
    <style:style style:name="P49" style:family="paragraph" style:parent-style-name="Текст_20_курсовой" style:list-style-name="L3" style:master-page-name="">
      <loext:graphic-properties draw:fill="none"/>
      <style:paragraph-properties fo:margin-left="0.7cm" fo:margin-right="0cm" fo:margin-top="0cm" fo:margin-bottom="0.247cm" style:contextual-spacing="false" fo:line-height="150%" fo:text-indent="0.7cm" style:auto-text-indent="false" style:page-number="auto" fo:background-color="transparent"/>
      <style:text-properties fo:language="ru" fo:country="RU" officeooo:rsid="002f79b2" officeooo:paragraph-rsid="002f79b2"/>
    </style:style>
    <style:style style:name="P50" style:family="paragraph" style:parent-style-name="Текст_20_курсовой" style:list-style-name="L3">
      <loext:graphic-properties draw:fill="none"/>
      <style:paragraph-properties fo:margin-left="0.7cm" fo:margin-right="0cm" fo:margin-top="0cm" fo:margin-bottom="0.247cm" style:contextual-spacing="false" fo:line-height="150%" fo:text-indent="0.7cm" style:auto-text-indent="false" fo:background-color="transparent"/>
      <style:text-properties fo:language="ru" fo:country="RU" officeooo:rsid="002f79b2" officeooo:paragraph-rsid="002f79b2"/>
    </style:style>
    <style:style style:name="P51" style:family="paragraph" style:parent-style-name="Текст_20_курсовой" style:list-style-name="L4">
      <loext:graphic-properties draw:fill="none"/>
      <style:paragraph-properties fo:margin-top="0cm" fo:margin-bottom="0.247cm" style:contextual-spacing="false" fo:line-height="150%" fo:background-color="transparent"/>
      <style:text-properties fo:language="ru" fo:country="RU" officeooo:rsid="0032832f" officeooo:paragraph-rsid="0032832f"/>
    </style:style>
    <style:style style:name="P52" style:family="paragraph" style:parent-style-name="Текст_20_курсовой" style:list-style-name="L5" style:master-page-name="">
      <loext:graphic-properties draw:fill="none"/>
      <style:paragraph-properties fo:margin-left="2.799cm" fo:margin-right="0cm" fo:margin-top="0cm" fo:margin-bottom="0.247cm" style:contextual-spacing="false" fo:line-height="150%" fo:text-indent="-0.6cm" style:auto-text-indent="false" style:page-number="auto" fo:background-color="transparent"/>
      <style:text-properties fo:language="ru" fo:country="RU" officeooo:rsid="0032832f" officeooo:paragraph-rsid="0035aec2"/>
    </style:style>
    <style:style style:name="P53" style:family="paragraph" style:parent-style-name="Текст_20_курсовой" style:list-style-name="L5">
      <loext:graphic-properties draw:fill="none"/>
      <style:paragraph-properties fo:margin-left="2.799cm" fo:margin-right="0cm" fo:margin-top="0cm" fo:margin-bottom="0.247cm" style:contextual-spacing="false" fo:line-height="150%" fo:text-indent="-0.6cm" style:auto-text-indent="false" fo:background-color="transparent"/>
      <style:text-properties fo:language="ru" fo:country="RU" officeooo:rsid="0032832f" officeooo:paragraph-rsid="0035aec2"/>
    </style:style>
    <style:style style:name="P54" style:family="paragraph" style:parent-style-name="Текст_20_курсовой" style:list-style-name="L6">
      <style:text-properties fo:language="ru" fo:country="RU" officeooo:rsid="003e5118" officeooo:paragraph-rsid="003e5118"/>
    </style:style>
    <style:style style:name="P55" style:family="paragraph" style:parent-style-name="Текст_20_курсовой">
      <style:text-properties fo:language="ru" fo:country="RU" officeooo:rsid="0050a5de" officeooo:paragraph-rsid="0050a5de"/>
    </style:style>
    <style:style style:name="P56" style:family="paragraph" style:parent-style-name="Текст_20_курсовой" style:list-style-name="L7">
      <style:text-properties fo:language="ru" fo:country="RU"/>
    </style:style>
    <style:style style:name="P57" style:family="paragraph" style:parent-style-name="Текст_20_курсовой" style:list-style-name="L3">
      <style:paragraph-properties fo:margin-left="0cm" fo:margin-right="0cm" fo:text-indent="0cm" style:auto-text-indent="false"/>
      <style:text-properties fo:color="#c9211e" loext:opacity="100%" fo:language="ru" fo:country="RU" officeooo:rsid="002cebbe" officeooo:paragraph-rsid="002cebbe"/>
    </style:style>
    <style:style style:name="P58" style:family="paragraph" style:parent-style-name="Текст_20_курсовой">
      <style:paragraph-properties fo:margin-left="0cm" fo:margin-right="0cm" fo:text-indent="0cm" style:auto-text-indent="false"/>
      <style:text-properties fo:color="#c9211e" loext:opacity="100%" officeooo:rsid="003e5118" officeooo:paragraph-rsid="003e5118"/>
    </style:style>
    <style:style style:name="P59" style:family="paragraph" style:parent-style-name="Текст_20_курсовой">
      <style:text-properties officeooo:rsid="004dd20d" officeooo:paragraph-rsid="0057b44b"/>
    </style:style>
    <style:style style:name="T1" style:family="text">
      <style:text-properties officeooo:rsid="001c7071"/>
    </style:style>
    <style:style style:name="T2" style:family="text">
      <style:text-properties officeooo:rsid="001e25ff"/>
    </style:style>
    <style:style style:name="T3" style:family="text">
      <style:text-properties officeooo:rsid="0020867a"/>
    </style:style>
    <style:style style:name="T4" style:family="text">
      <style:text-properties officeooo:rsid="00213f41"/>
    </style:style>
    <style:style style:name="T5" style:family="text">
      <style:text-properties officeooo:rsid="0026214d"/>
    </style:style>
    <style:style style:name="T6" style:family="text">
      <style:text-properties officeooo:rsid="00280566"/>
    </style:style>
    <style:style style:name="T7" style:family="text">
      <style:text-properties officeooo:rsid="00293510"/>
    </style:style>
    <style:style style:name="T8" style:family="text">
      <style:text-properties officeooo:rsid="002b0abf"/>
    </style:style>
    <style:style style:name="T9" style:family="text">
      <style:text-properties officeooo:rsid="002cebbe"/>
    </style:style>
    <style:style style:name="T10" style:family="text">
      <style:text-properties fo:color="#c9211e" loext:opacity="100%"/>
    </style:style>
    <style:style style:name="T11" style:family="text">
      <style:text-properties officeooo:rsid="003a2cdf"/>
    </style:style>
    <style:style style:name="T12" style:family="text">
      <style:text-properties officeooo:rsid="003e5118"/>
    </style:style>
    <style:style style:name="T13" style:family="text">
      <style:text-properties officeooo:rsid="003f9046"/>
    </style:style>
    <style:style style:name="T14" style:family="text">
      <style:text-properties officeooo:rsid="0041c3bc"/>
    </style:style>
    <style:style style:name="T15" style:family="text">
      <style:text-properties officeooo:rsid="004623a3"/>
    </style:style>
    <style:style style:name="T16" style:family="text">
      <style:text-properties officeooo:rsid="0047b171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officeooo:rsid="0050a5de" style:font-weight-asian="bold" style:font-weight-complex="bold"/>
    </style:style>
    <style:style style:name="T19" style:family="text">
      <style:text-properties fo:language="ru" fo:country="RU" fo:font-weight="bold" officeooo:rsid="004f195b" style:font-weight-asian="bold" style:font-weight-complex="bold"/>
    </style:style>
    <style:style style:name="T20" style:family="text">
      <style:text-properties fo:language="ru" fo:country="RU" officeooo:rsid="004f195b"/>
    </style:style>
    <style:style style:name="T21" style:family="text">
      <style:text-properties officeooo:rsid="004f195b"/>
    </style:style>
    <style:style style:name="T22" style:family="text">
      <style:text-properties officeooo:rsid="00550007"/>
    </style:style>
    <style:style style:name="T23" style:family="text">
      <style:text-properties officeooo:rsid="005673a4"/>
    </style:style>
    <style:style style:name="T24" style:family="text">
      <style:text-properties officeooo:rsid="0057b44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loext:num-list-format="%2%." style:num-suffix="." text:bullet-char="—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loext:num-list-format="%2%." style:num-suffix="." text:bullet-char="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64cm" fo:text-indent="-0.635cm" fo:margin-left="0.8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</text:list-level-style-bullet>
      <text:list-level-style-bullet text:level="3" text:style-name="Bullet_20_Symbols" loext:num-list-format="%3%." style:num-suffix="." text:bullet-char="—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  <style:text-properties style:font-name="OpenSymbol1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loext:num-list-format="%4%.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Терминология (глоссарий) предметной области</text:h>
      <text:h text:style-name="P23" text:outline-level="1">Общие сведения</text:h>
      <text:h text:style-name="P33" text:outline-level="2"><text:span text:style-name="T1">П</text:span>олное наименование системы</text:h>
      <text:p text:style-name="P4"><text:span text:style-name="T1"><text:tab/>Полное </text:span><text:span text:style-name="T2">наименование</text:span><text:span text:style-name="T1"> мобильно</text:span><text:span text:style-name="T2">го</text:span><text:span text:style-name="T1"> приложения: “Light Weight”.</text:span></text:p>
      <text:h text:style-name="P34" text:outline-level="2">Наименование предприятий разработчика и пользователя системы и их реквизиты</text:h>
      <text:h text:style-name="P40" text:outline-level="3">Наименование заказчика</text:h>
      <text:p text:style-name="P6"><text:span text:style-name="T1"><text:tab/>Заказчик: </text:span><text:span text:style-name="T3">ст. преп. </text:span><text:span text:style-name="T1">Тарасов В. С., кафедра П</text:span><text:span text:style-name="T22">и</text:span><text:span text:style-name="T1">ИТ ВГУ. </text:span></text:p>
      <text:h text:style-name="P40" text:outline-level="3">Наименование исполнителя</text:h>
      <text:p text:style-name="P5"><text:span text:style-name="T3">Исполнители</text:span><text:span text:style-name="T1">: Полуэктов Д. А., </text:span>Королев А. Е., Калашников Д. Ю. <text:span text:style-name="T1"><text:s/></text:span></text:p>
      <text:h text:style-name="P35" text:outline-level="2">Перечень документов, на основании которого создаётся данное <text:tab/><text:tab/><text:tab/>приложение, кем утверждены эти документы</text:h>
      <text:p text:style-name="P19"><text:tab/>Мобильное приложение разрабатывается на основании данного технического задания.</text:p>
      <text:h text:style-name="P35" text:outline-level="2">Плановые сроки начала и окончания работы по создания </text:h>
      <text:p text:style-name="P5"><text:tab/><text:span text:style-name="T2">Срок начала работ: март 2024 года. Срок окончания работ: июнь 2024 года.</text:span></text:p>
      <text:h text:style-name="P36" text:outline-level="2">Порядок оформления и предъявления заказчику результатов работ по созданию системы</text:h>
      <text:p text:style-name="P8">Результатом работы исполнителей является:</text:p>
      <text:list xml:id="list3418878529" text:style-name="L1">
        <text:list-item>
          <text:list>
            <text:list-item>
              <text:p text:style-name="P46">мобильное приложение, разработанное по требования<text:span text:style-name="T6">м</text:span> ТЗ</text:p>
            </text:list-item>
            <text:list-item>
              <text:p text:style-name="P46">техническое задание</text:p>
            </text:list-item>
            <text:list-item>
              <text:p text:style-name="P46">курсовая работа по проекту</text:p>
            </text:list-item>
            <text:list-item>
              <text:p text:style-name="P46">виде<text:span text:style-name="T6">о</text:span> с презентацией проекта и демонстрацией его работы</text:p>
            </text:list-item>
            <text:list-item>
              <text:p text:style-name="P46"><text:soft-page-break/>UML <text:s/>диаграммы</text:p>
            </text:list-item>
          </text:list>
        </text:list-item>
      </text:list>
      <text:p text:style-name="P9"><text:span text:style-name="T4">Заказчику передаются вышеперечисленные результаты работы исполнителей частями по завершению работы над каждой стадией разработки приложения. Документация в электронном виде — PDF. </text:span>Проектная документация должна быть разработана в соответствии с ГОСТ34.201-20.</text:p>
      <text:p text:style-name="P2"/>
      <text:p text:style-name="P3"/>
      <text:h text:style-name="P29" text:outline-level="1" text:is-list-header="true"/>
      <text:h text:style-name="P24" text:outline-level="1">Назначения и цели приложения</text:h>
      <text:h text:style-name="P37" text:outline-level="2">Назначение приложения</text:h>
      <text:p text:style-name="P7"><text:span text:style-name="T5">Мобильное приложение “Light Weight” предназначено для расчёта потребляемых калорий, учёта физической нагрузки и фотофиксации изменений тела </text:span><text:span text:style-name="T6">пользователя</text:span><text:span text:style-name="T5">.</text:span></text:p>
      <text:h text:style-name="P37" text:outline-level="2">Цел<text:span text:style-name="T6">ь</text:span> создания приложения</text:h>
      <text:p text:style-name="P11">Целью разработки мобильного приложения “Light Weight” является создание единого приложения, покрывающего основные потребности человека, следящего за режимами питания и физических нагрузок.</text:p>
      <text:p text:style-name="P1"><text:span text:style-name="T6">Задачи, ре</text:span><text:span text:style-name="T7">ш</text:span><text:span text:style-name="T6">аемы</text:span><text:span text:style-name="T7">е</text:span><text:span text:style-name="T6"> в ходе разработки приложения</text:span></text:p>
      <text:p text:style-name="P10">Разрабатываемое приложение должно решать следующие задачи:</text:p>
      <text:list xml:id="list782595993" text:style-name="L2">
        <text:list-item>
          <text:list>
            <text:list-item>
              <text:p text:style-name="P47">ведение и просмотр записей потребляемых калорий. В записях представлено потреблённое количество калорий и БЖУ пользователем за определённый приём пищи по списку блюд или продуктов из базы данных приложения или внесённых самим пользователем;</text:p>
            </text:list-item>
            <text:list-item>
              <text:p text:style-name="P47">ведение и просмотр журнала физических нагрузок. В журнале физических нагрузок пользователь записывает его текущие показатели различных упражнений — это позволит ему отслеживать его прогресс в спортивных показателях;</text:p>
            </text:list-item>
            <text:list-item>
              <text:p text:style-name="P47">реализация хранения журнала фото <text:span text:style-name="T8">пользователя. Журнал фото позволит пользователю отслеживать внешние изменения его тела.</text:span></text:p>
            </text:list-item>
          </text:list>
        </text:list-item>
      </text:list>
      <text:p text:style-name="P12"><text:s/></text:p>
      <text:h text:style-name="P30" text:outline-level="1" text:is-list-header="true"/>
      <text:h text:style-name="P25" text:outline-level="1">Требования к приложению</text:h>
      <text:h text:style-name="P38" text:outline-level="2"><text:s/>Требования к приложению в целом</text:h>
      <text:h text:style-name="P41" text:outline-level="3">Требования к реализации</text:h>
      <text:p text:style-name="P5">Составляющими системы должны являться сервер приложения, <text:span text:style-name="T9">его клиентской части и реляционной базы данных.</text:span></text:p>
      <text:p text:style-name="P13">Используемый стек технологий:</text:p>
      <text:p text:style-name="P13">Back-end:</text:p>
      <text:list xml:id="list1525747911" text:style-name="L3">
        <text:list-item>
          <text:list>
            <text:list-item>
              <text:p text:style-name="P48">Java</text:p>
            </text:list-item>
            <text:list-item>
              <text:p text:style-name="P48">Spring Framework</text:p>
            </text:list-item>
            <text:list-item>
              <text:p text:style-name="P48">PostgreSQL</text:p>
            </text:list-item>
            <text:list-item>
              <text:p text:style-name="P48">Система сборки <text:span text:style-name="T23">Maven</text:span></text:p>
              <text:p text:style-name="P57">!!! Описание почему…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9"><text:s text:c="4"/>Front-end:</text:p>
                                  <text:p text:style-name="P50"><text:s text:c="4"/>…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2" text:outline-level="3">Функциональные требования, выдвигаемые к приложению</text:h>
      <text:p text:style-name="P14">К разрабатываемому приложению выдвигаются следующие функциональные требования:</text:p>
      <text:p text:style-name="P15">зарегистрированный пользователь обладает следующими возможностями:</text:p>
      <text:list xml:id="list3195059180" text:style-name="L4">
        <text:list-item>
          <text:list>
            <text:list-item>
              <text:list>
                <text:list-item>
                  <text:p text:style-name="P51">добавление и удаление записи о приёме пищи с автоматическим рассчётом суммарного количества потреблённых калорий и БЖУ за один приём пищи</text:p>
                </text:list-item>
                <text:list-item>
                  <text:p text:style-name="P51"><text:soft-page-break/>редактирование записей о приёме пищи, путём добавления новых потреблённых блюд или набора продуктов</text:p>
                </text:list-item>
                <text:list-item>
                  <text:p text:style-name="P51">добавление своих продуктов или блюд, путём указания информации о них, обязательно содержащих название и КБЖУ</text:p>
                </text:list-item>
                <text:list-item>
                  <text:p text:style-name="P51">добавление информации об учёте потреблённой воды в сутки</text:p>
                </text:list-item>
                <text:list-item>
                  <text:p text:style-name="P51">добавление или удаления типа физической нагрузки из журнала физических нагрузок</text:p>
                </text:list-item>
                <text:list-item>
                  <text:p text:style-name="P51">добавление, удаление или редактирование новой записи в типе физической нагрузки</text:p>
                </text:list-item>
                <text:list-item>
                  <text:p text:style-name="P51">добавление и удаление фотографии в журнал фото пользователя</text:p>
                </text:list-item>
                <text:list-item>
                  <text:p text:style-name="P51">просмотр журнала фото пользователя </text:p>
                </text:list-item>
              </text:list>
            </text:list-item>
          </text:list>
        </text:list-item>
      </text:list>
      <text:p text:style-name="P16">незарегестр<text:span text:style-name="T12">ир</text:span>ованный пользователь обладает следующими возможностями:</text:p>
      <text:list xml:id="list2410909997" text:style-name="L5">
        <text:list-item>
          <text:p text:style-name="P52">добавление и удаление записи о приёме пищи с автоматическим рассчётом суммарного количества потреблённых калорий и БЖУ за один приём пищи</text:p>
        </text:list-item>
        <text:list-item>
          <text:p text:style-name="P53">редактирование записей о приёме пищи, путём добавления новых потреблённых блюд или набора продуктов</text:p>
        </text:list-item>
        <text:list-item>
          <text:p text:style-name="P53">добавление информации об учёте потреблённой воды в сутки</text:p>
        </text:list-item>
        <text:list-item>
          <text:p text:style-name="P53">добавление или удаления типа физической нагрузки из журнала физических нагрузок</text:p>
        </text:list-item>
        <text:list-item>
          <text:p text:style-name="P53">добавление, удаление или редактирование новой записи в типе физической нагрузки</text:p>
        </text:list-item>
      </text:list>
      <text:h text:style-name="P43" text:outline-level="3">Требования к архитектуре приложения</text:h>
      <text:p text:style-name="P17">Разрабатываемая систем должна соответствовать следующим основным требованиям:</text:p>
      <text:p text:style-name="P17"><text:soft-page-break/>Приложение должно работать на устройствах с операционной системой Android <text:span text:style-name="T10">??? и более новых версиях.</text:span></text:p>
      <text:p text:style-name="P17">Архитектура должна соответствовать клиент-серверной модели с учётом базы данных, а также реализовывать связь между клиентской и серверной частью посредством REST API.</text:p>
      <text:h text:style-name="P44" text:outline-level="3"><text:s/><text:span text:style-name="T11">Требования предъявляемые к персоналу</text:span></text:h>
      <text:p text:style-name="P18">Команда разработч<text:span text:style-name="T16">и</text:span>к<text:span text:style-name="T16">о</text:span>в реализует подд<text:span text:style-name="T16">е</text:span>ржку приложения, которая заключается в выпуск<text:span text:style-name="T16">е</text:span> обновлений, включая случаи нестабильной работы приложения.</text:p>
      <text:h text:style-name="P26" text:outline-level="1">Описание приложения</text:h>
      <text:h text:style-name="P39" text:outline-level="2">Локализация приложения</text:h>
      <text:p text:style-name="P5">Данное приложение поддерживает русский язык.</text:p>
      <text:h text:style-name="P45" text:outline-level="3">Группы пользователей приложения</text:h>
      <text:p text:style-name="P20">Пользователи приложения образуют следующие группы:</text:p>
      <text:list xml:id="list1554425017" text:style-name="L6">
        <text:list-item>
          <text:list>
            <text:list-item>
              <text:list>
                <text:list-item>
                  <text:list>
                    <text:list-item>
                      <text:p text:style-name="P54">незарегестрированный пользователь</text:p>
                    </text:list-item>
                    <text:list-item>
                      <text:p text:style-name="P54">зарегестрированный пользователь</text:p>
                    </text:list-item>
                  </text:list>
                </text:list-item>
              </text:list>
            </text:list-item>
          </text:list>
        </text:list-item>
      </text:list>
      <text:p text:style-name="P58">!!! <text:span text:style-name="T24">вставить описание экранов</text:span></text:p>
      <text:h text:style-name="P27" text:outline-level="1">Состав и содержание работ по созданию приложения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Этап</text:p>
          </table:table-cell>
          <table:table-cell table:style-name="Таблица1.A1" office:value-type="string">
            <text:p text:style-name="P6">Содержание работ</text:p>
          </table:table-cell>
          <table:table-cell table:style-name="Таблица1.A1" office:value-type="string">
            <text:p text:style-name="P6">Порядок приёмки документов</text:p>
          </table:table-cell>
          <table:table-cell table:style-name="Таблица1.A1" office:value-type="string">
            <text:p text:style-name="P6">Сроки</text:p>
          </table:table-cell>
          <table:table-cell table:style-name="Таблица1.A1" office:value-type="string">
            <text:p text:style-name="P6">Ответственный</text:p>
          </table:table-cell>
        </table:table-row>
        <table:table-row>
          <table:table-cell table:style-name="Таблица1.A1" office:value-type="string">
            <text:p text:style-name="P22">1. Составление ТЗ</text:p>
          </table:table-cell>
          <table:table-cell table:style-name="Таблица1.A1" office:value-type="string">
            <text:p text:style-name="P6">Разработка функциональных требований к системе</text:p>
          </table:table-cell>
          <table:table-cell table:style-name="Таблица1.A1" office:value-type="string">
            <text:p text:style-name="P6">Утверждение ТЗ</text:p>
          </table:table-cell>
          <table:table-cell table:style-name="Таблица1.A1" office:value-type="string">
            <text:p text:style-name="P22">До 13.03.202<text:span text:style-name="T15">4</text:span></text:p>
          </table:table-cell>
          <table:table-cell table:style-name="Таблица1.A1" office:value-type="string">
            <text:p text:style-name="P6">Разработка — Исполнитель;</text:p>
            <text:p text:style-name="P6">Согласование — Заказчик.</text:p>
          </table:table-cell>
        </table:table-row>
        <table:table-row>
          <table:table-cell table:style-name="Таблица1.A1" table:number-rows-spanned="2" office:value-type="string">
            <text:p text:style-name="P6">2. Техническое <text:s/>проектирование</text:p>
          </table:table-cell>
          <table:table-cell table:style-name="Таблица1.A1" office:value-type="string">
            <text:p text:style-name="P6">Разработка сценариев работы системы</text:p>
          </table:table-cell>
          <table:table-cell table:style-name="Таблица1.A1" office:value-type="string">
            <text:p text:style-name="P22">Ссылка на figma.com</text:p>
          </table:table-cell>
          <table:table-cell table:style-name="Таблица1.A1" office:value-type="string">
            <text:p text:style-name="P6">До 13.03.202<text:span text:style-name="T15">4</text:span></text:p>
          </table:table-cell>
          <table:table-cell table:style-name="Таблица1.A1" table:number-rows-spanned="2" office:value-type="string">
            <text:p text:style-name="P6">Исполнитель</text:p>
          </table:table-cell>
        </table:table-row>
        <table:table-row>
          <table:covered-table-cell table:style-name="Таблица1.A1"/>
          <table:table-cell table:style-name="Таблица1.A1" office:value-type="string">
            <text:p text:style-name="P6">Разработка дизайн-макета проекта</text:p>
          </table:table-cell>
          <table:table-cell table:style-name="Таблица1.A1" office:value-type="string">
            <text:p text:style-name="P6">Предоставл<text:span text:style-name="T13">ен</text:span>ие изображений макета</text:p>
          </table:table-cell>
          <table:table-cell table:style-name="Таблица1.A1" office:value-type="string">
            <text:p text:style-name="P6">До 13.03.202<text:span text:style-name="T15">4</text:span></text:p>
          </table:table-cell>
          <table:covered-table-cell table:style-name="Таблица1.A1"/>
        </table:table-row>
        <table:table-row>
          <table:table-cell table:style-name="Таблица1.A1" office:value-type="string">
            <text:p text:style-name="P6">3. Разработка программной части</text:p>
          </table:table-cell>
          <table:table-cell table:style-name="Таблица1.A1" office:value-type="string">
            <text:p text:style-name="P6">Разработка серверного модуля, клиентского модуля, <text:span text:style-name="T14">модуля хранения данных</text:span></text:p>
          </table:table-cell>
          <table:table-cell table:style-name="Таблица1.A1" office:value-type="string">
            <text:p text:style-name="P6">Приёмка осуществляется в процессе испытаний</text:p>
          </table:table-cell>
          <table:table-cell table:style-name="Таблица1.A1" office:value-type="string">
            <text:p text:style-name="P6">В течение 55 дней с момента завершения разработки ТЗ</text:p>
          </table:table-cell>
          <table:table-cell table:style-name="Таблица1.A1" office:value-type="string">
            <text:p text:style-name="P6">Исполнитель</text:p>
          </table:table-cell>
        </table:table-row>
        <table:table-row>
          <table:table-cell table:style-name="Таблица1.A1" table:number-rows-spanned="3" office:value-type="string">
            <text:p text:style-name="P6">4. Предварительные испытания</text:p>
          </table:table-cell>
          <table:table-cell table:style-name="Таблица1.A1" office:value-type="string">
            <text:p text:style-name="P6">Проверка соответсвия функциональным <text:soft-page-break/>требованиям</text:p>
          </table:table-cell>
          <table:table-cell table:style-name="Таблица1.A1" table:number-rows-spanned="3" office:value-type="string">
            <text:p text:style-name="P6">Согласно ТЗ</text:p>
          </table:table-cell>
          <table:table-cell table:style-name="Таблица1.A1" table:number-rows-spanned="3" office:value-type="string">
            <text:p text:style-name="P6">В течение 7 дней с момента завершения <text:soft-page-break/>разработки</text:p>
          </table:table-cell>
          <table:table-cell table:style-name="Таблица1.A1" table:number-rows-spanned="3" office:value-type="string">
            <text:p text:style-name="P6">Исполнитель</text:p>
          </table:table-cell>
        </table:table-row>
        <table:table-row>
          <table:covered-table-cell table:style-name="Таблица1.A1"/>
          <table:table-cell table:style-name="Таблица1.A1" office:value-type="string">
            <text:p text:style-name="P6">Проверка комплекта документации</text:p>
          </table:table-cell>
          <table:covered-table-cell table:style-name="Таблица1.A1"/>
          <table:covered-table-cell table:style-name="Таблица1.A1"/>
          <table:covered-table-cell table:style-name="Таблица1.A1"/>
        </table:table-row>
        <table:table-row>
          <table:covered-table-cell table:style-name="Таблица1.A1"/>
          <table:table-cell table:style-name="Таблица1.A1" office:value-type="string">
            <text:p text:style-name="P6">Доработка и повторные испытания до устранения недостатков</text:p>
          </table:table-cell>
          <table:covered-table-cell table:style-name="Таблица1.A1"/>
          <table:covered-table-cell table:style-name="Таблица1.A1"/>
          <table:covered-table-cell table:style-name="Таблица1.A1"/>
        </table:table-row>
        <table:table-row>
          <table:table-cell table:style-name="Таблица1.A1" office:value-type="string">
            <text:p text:style-name="P6">5. Разработка курсового проекта</text:p>
          </table:table-cell>
          <table:table-cell table:style-name="Таблица1.A1" office:value-type="string">
            <text:p text:style-name="P6">Разработка курсов<text:span text:style-name="T15">о</text:span>го проекта, содержащего аналитическую информацию о проекте на основе ТЗ</text:p>
          </table:table-cell>
          <table:table-cell table:style-name="Таблица1.A1" office:value-type="string">
            <text:p text:style-name="P6">В течение всего времени работы над проектом</text:p>
          </table:table-cell>
          <table:table-cell table:style-name="Таблица1.A1" office:value-type="string">
            <text:p text:style-name="P6">До _._.2024</text:p>
          </table:table-cell>
          <table:table-cell table:style-name="Таблица1.A1" office:value-type="string">
            <text:p text:style-name="P6">Исполнитель</text:p>
          </table:table-cell>
        </table:table-row>
        <table:table-row>
          <table:table-cell table:style-name="Таблица1.A1" table:number-rows-spanned="2" office:value-type="string">
            <text:p text:style-name="P6">6. Опытная эксплуатация</text:p>
          </table:table-cell>
          <table:table-cell table:style-name="Таблица1.A1" office:value-type="string">
            <text:p text:style-name="P6">Эксплуатация с привлечением небольшого количества участников</text:p>
          </table:table-cell>
          <table:table-cell table:style-name="Таблица1.A1" table:number-rows-spanned="2" office:value-type="string">
            <text:p text:style-name="P6">Ведение соответствующего внутреннего документа</text:p>
          </table:table-cell>
          <table:table-cell table:style-name="Таблица1.A1" table:number-rows-spanned="2" office:value-type="string">
            <text:p text:style-name="P6">До _._2024</text:p>
          </table:table-cell>
          <table:table-cell table:style-name="Таблица1.A1" table:number-rows-spanned="2" office:value-type="string">
            <text:p text:style-name="P6">Исполнитель</text:p>
          </table:table-cell>
        </table:table-row>
        <table:table-row>
          <table:covered-table-cell table:style-name="Таблица1.A1"/>
          <table:table-cell table:style-name="Таблица1.A1" office:value-type="string">
            <text:p text:style-name="P6">Доработка и повторные испытания до устранения недостатков</text:p>
          </table:table-cell>
          <table:covered-table-cell table:style-name="Таблица1.A1"/>
          <table:covered-table-cell table:style-name="Таблица1.A1"/>
          <table:covered-table-cell table:style-name="Таблица1.A1"/>
        </table:table-row>
      </table:table>
      <text:p text:style-name="Table"><text:span text:style-name="T17">Таблица </text:span><text:span text:style-name="T17"><text:sequence text:ref-name="refTable0" text:name="Table" text:formula="ooow:Table+1" style:num-format="1">1</text:sequence></text:span><text:span text:style-name="T17">-Основные этапы разработки со сроками их исполнения</text:span></text:p>
      <text:h text:style-name="P31" text:outline-level="1"><text:soft-page-break/><text:span text:style-name="T17">Требования к составу и содержанию работ по подготовке объекта автоматизации к вводу системы в действи</text:span>е</text:h>
      <text:p text:style-name="P59"><text:span text:style-name="T17">Для введения приложения в действие </text:span><text:span text:style-name="T20">необходимо обучить админа добавлять блюда и физические активности в базу данных через админ панель.</text:span></text:p>
      <text:p text:style-name="P59"><text:span text:style-name="T19"/></text:p>
      <text:h text:style-name="P32" text:outline-level="1">Требования к документированию</text:h>
      <text:p text:style-name="P21">Проектная документация должна быть разработана в соответствиис ГОСТ34.201-20. </text:p>
      <text:p text:style-name="P55">Отчётный материал должен включать в себя текстовый материл - курсовую работу, а также видеозапись с презентацией проекта.</text:p>
      <text:h text:style-name="P28" text:outline-level="1">Источники разработки</text:h>
      <text:list xml:id="list792728008" text:style-name="L7">
        <text:list-item>
          <text:p text:style-name="P56">ГОСТ 34.201-20. Информационная технология. Комплекс стандартов на автоматизированные системы. Виды, комплектность и обозначение документов при создании автоматизированной системы.</text:p>
        </text:list-item>
        <text:list-item>
          <text:p text:style-name="P56">ГОСТ 2.105-19. ЕСКД. Общие требования к текстовым документам.</text:p>
        </text:list-item>
        <text:list-item>
          <text:p text:style-name="P56">ГОСТ 24.601-68. Автоматизированные системы. Стадии создания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Название_20_главы" style:display-name="Название главы" style:family="paragraph" style:parent-style-name="Heading" style:default-outline-level="1" style:master-page-name="">
      <style:paragraph-properties fo:line-height="150%" style:page-number="auto"/>
      <style:text-properties style:font-name="Times New Roman" fo:font-family="'Times New Roman'" style:font-style-name="Обычный" style:font-family-generic="roman" style:font-pitch="variable"/>
    </style:style>
    <style:style style:name="Название_20_параграфа" style:display-name="Название параграфа" style:family="paragraph" style:parent-style-name="Heading" style:default-outline-level="2" style:master-page-name="">
      <style:paragraph-properties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Название_20_пункта" style:display-name="Название пункта" style:family="paragraph" style:parent-style-name="Heading" style:default-outline-level="3" style:master-page-name="">
      <style:paragraph-properties style:page-number="auto"/>
      <style:text-properties style:font-name="Times New Roman" fo:font-family="'Times New Roman'" style:font-style-name="Обычный" style:font-family-generic="roman" style:font-pitch="variabl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Текст_20_курсовой" style:display-name="Текст курсовой" style:family="paragraph" style:parent-style-name="Text_20_body" style:master-page-name="">
      <style:paragraph-properties fo:margin-left="0cm" fo:margin-right="0cm" fo:line-height="150%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Форматированный_20_список" style:display-name="Форматированный список" style:family="paragraph" style:parent-style-name="List" style:master-page-name="">
      <style:paragraph-properties fo:line-height="150%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 fo:font-size="14pt"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35cm" fo:text-indent="2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20:23.021510601</meta:creation-date>
    <dc:date>2024-03-11T16:55:32.513260838</dc:date>
    <meta:editing-duration>PT2H39M40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9" meta:paragraph-count="129" meta:word-count="901" meta:character-count="7039" meta:non-whitespace-character-count="6294"/>
  </office:meta>
</office:document-meta>
</file>